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ontserrat Light" svg:font-family="'Montserrat Light'" style:font-adornments="Regular" style:font-pitch="variable"/>
    <style:font-face style:name="Montserrat" svg:font-family="Montserra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17.013cm" fo:margin-left="0cm" fo:margin-right="-0.012cm" table:align="margins"/>
    </style:style>
    <style:style style:name="Tablo1.A" style:family="table-column">
      <style:table-column-properties style:column-width="5.503cm" style:rel-column-width="21199*"/>
    </style:style>
    <style:style style:name="Tablo1.B" style:family="table-column">
      <style:table-column-properties style:column-width="11.509cm" style:rel-column-width="44336*"/>
    </style:style>
    <style:style style:name="Tablo1.A1" style:family="table-cell">
      <style:table-cell-properties fo:padding="0cm" fo:border="none"/>
    </style:style>
    <style:style style:name="Tablo2" style:family="table">
      <style:table-properties style:width="17.013cm" fo:margin-left="0cm" fo:margin-right="-0.012cm" table:align="margins"/>
    </style:style>
    <style:style style:name="Tablo2.A" style:family="table-column">
      <style:table-column-properties style:column-width="5.53cm" style:rel-column-width="21301*"/>
    </style:style>
    <style:style style:name="Tablo2.B" style:family="table-column">
      <style:table-column-properties style:column-width="11.483cm" style:rel-column-width="44234*"/>
    </style:style>
    <style:style style:name="P1" style:family="paragraph" style:parent-style-name="Standard">
      <style:paragraph-properties fo:text-align="start" style:justify-single-word="false"/>
      <style:text-properties fo:color="#000000" style:font-name="Montserrat Light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style:font-name="Montserrat Light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999999" style:font-name="Montserrat" fo:font-size="30pt" fo:letter-spacing="0.071cm" style:font-size-asian="30pt" style:font-size-complex="30pt"/>
    </style:style>
    <style:style style:name="P4" style:family="paragraph" style:parent-style-name="Standard">
      <style:paragraph-properties fo:text-align="start" style:justify-single-word="false"/>
      <style:text-properties fo:color="#1c1c1c" style:font-name="Montserrat" fo:font-size="20pt" fo:letter-spacing="0.071cm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1c1c1c" style:font-name="Montserrat" fo:font-size="25pt" fo:letter-spacing="0.071cm" style:font-size-asian="25pt" style:font-size-complex="25pt"/>
    </style:style>
    <style:style style:name="P6" style:family="paragraph" style:parent-style-name="Standard">
      <style:paragraph-properties fo:text-align="center" style:justify-single-word="false"/>
      <style:text-properties fo:color="#1c1c1c" style:font-name="Montserrat" fo:font-size="25pt" fo:letter-spacing="0.071cm" style:text-underline-style="none" style:font-size-asian="25pt" style:font-size-complex="25pt"/>
    </style:style>
    <style:style style:name="P7" style:family="paragraph" style:parent-style-name="Standard">
      <style:paragraph-properties fo:text-align="center" style:justify-single-word="false"/>
      <style:text-properties fo:color="#1c1c1c" style:font-name="Montserrat" fo:font-size="35pt" fo:letter-spacing="0.071cm" style:font-size-asian="35pt" style:font-size-complex="35pt"/>
    </style:style>
    <style:style style:name="P8" style:family="paragraph" style:parent-style-name="Standard">
      <style:paragraph-properties fo:text-align="start" style:justify-single-word="false"/>
      <style:text-properties fo:color="#1c1c1c" style:font-name="Montserrat Light" fo:font-size="16pt" fo:letter-spacing="0.071cm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1c1c1c" style:font-name="Montserrat Light" fo:font-size="20pt" fo:letter-spacing="0.071cm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c1c1c" style:font-name="Montserrat Light" fo:font-size="20pt" fo:letter-spacing="0.071cm" style:font-size-asian="20pt" style:font-size-complex="20pt"/>
    </style:style>
    <style:style style:name="P11" style:family="paragraph" style:parent-style-name="Table_20_Contents">
      <style:paragraph-properties fo:text-align="start" style:justify-single-word="false"/>
      <style:text-properties fo:color="#999999" style:font-name="Montserrat Light" fo:font-size="20pt" fo:letter-spacing="0.071cm" style:font-size-asian="20pt" style:font-size-complex="20pt"/>
    </style:style>
    <style:style style:name="P12" style:family="paragraph" style:parent-style-name="Table_20_Contents">
      <style:paragraph-properties fo:text-align="start" style:justify-single-word="false"/>
      <style:text-properties fo:color="#1c1c1c" style:font-name="Montserrat Light" fo:font-size="20pt" fo:letter-spacing="0.071cm" style:font-size-asian="20pt" style:font-size-complex="20pt"/>
    </style:style>
    <style:style style:name="P13" style:family="paragraph" style:parent-style-name="Table_20_Contents">
      <style:paragraph-properties fo:text-align="start" style:justify-single-word="false"/>
      <style:text-properties fo:color="#1c1c1c" style:font-name="Montserrat Light" fo:font-size="16pt" fo:letter-spacing="0.071cm" style:font-size-asian="16pt" style:font-size-complex="16pt"/>
    </style:style>
    <style:style style:name="T1" style:family="text">
      <style:text-properties fo:color="#1c1c1c" fo:letter-spacing="0.071cm" style:text-underline-style="none"/>
    </style:style>
    <style:style style:name="T2" style:family="text">
      <style:text-properties fo:color="#1c1c1c" fo:letter-spacing="0.071cm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HMET BURAK ERMAN</text:p>
      <text:p text:style-name="P3">Front End Developer</text:p>
      <text:p text:style-name="P3"/>
      <text:p text:style-name="P6"/>
      <text:p text:style-name="P6"/>
      <text:p text:style-name="P9">Born in 1994. </text:p>
      <text:p text:style-name="P9">Lives in Istanbul, Turkey.</text:p>
      <text:p text:style-name="P9"/>
      <text:p text:style-name="P2"><text:a xlink:type="simple" xlink:href="https://mburakerman.github.io/" office:target-frame-name="_blank" xlink:show="new" text:style-name="Internet_20_link" text:visited-style-name="Visited_20_Internet_20_Link"><text:span text:style-name="T1">mburakerman.github.io</text:span></text:a></text:p>
      <text:p text:style-name="P2"><text:a xlink:type="simple" xlink:href="https://github.com/mburakerman/" office:target-frame-name="_blank" xlink:show="new" text:style-name="Internet_20_link" text:visited-style-name="Visited_20_Internet_20_Link"><text:span text:style-name="T1">github.com/mburakerman</text:span></text:a></text:p>
      <text:p text:style-name="P1"><text:a xlink:type="simple" xlink:href="https://codepen.io/mburakerman/" office:target-frame-name="_blank" xlink:show="new" text:style-name="Internet_20_link" text:visited-style-name="Visited_20_Internet_20_Link"><text:span text:style-name="T2">codepen.io/mburakerma</text:span></text:a><text:a xlink:type="simple" xlink:href="https://codepen.io/mburakerman/" text:style-name="Internet_20_link" text:visited-style-name="Visited_20_Internet_20_Link"><text:span text:style-name="T1">n</text:span></text:a></text:p>
      <text:p text:style-name="P10"/>
      <text:p text:style-name="P10"/>
      <text:p text:style-name="P10"/>
      <text:p text:style-name="P5">EXPERIENCE</text:p>
      <text:p text:style-name="P4"><text:s/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8">08.2017 – Present</text:p>
          </table:table-cell>
          <table:table-cell table:style-name="Tablo1.A1" office:value-type="string">
            <text:p text:style-name="P12">PUXO DIGITAL EXPERIENCE</text:p>
            <text:p text:style-name="P12"/>
            <text:p text:style-name="P11">Front End Developer</text:p>
            <text:p text:style-name="P11"/>
            <text:p text:style-name="P11"/>
          </table:table-cell>
        </table:table-row>
        <table:table-row>
          <table:table-cell table:style-name="Tablo1.A1" office:value-type="string">
            <text:p text:style-name="P13">06.2017 – 08.2017</text:p>
          </table:table-cell>
          <table:table-cell table:style-name="Tablo1.A1" office:value-type="string">
            <text:p text:style-name="P12">KAODA</text:p>
            <text:p text:style-name="P12"/>
            <text:p text:style-name="P11">Junior Front End Developer</text:p>
          </table:table-cell>
        </table:table-row>
      </table:table>
      <text:p text:style-name="P4"/>
      <text:p text:style-name="P4"/>
      <text:p text:style-name="P4"/>
      <text:p text:style-name="P5"><text:soft-page-break/>EDUCATION</text:p>
      <text:p text:style-name="P4"/>
      <table:table table:name="Tablo2" table:style-name="Tablo2">
        <table:table-column table:style-name="Tablo2.A"/>
        <table:table-column table:style-name="Tablo2.B"/>
        <table:table-row>
          <table:table-cell office:value-type="string">
            <text:p text:style-name="P13">09.2012 – 01.2017</text:p>
          </table:table-cell>
          <table:table-cell office:value-type="string">
            <text:p text:style-name="P12">HACETTEPE UNIVERSITY</text:p>
            <text:p text:style-name="P12"/>
            <text:p text:style-name="P11">Economics</text:p>
            <text:p text:style-name="P11"/>
            <text:p text:style-name="P11"/>
          </table:table-cell>
        </table:table-row>
        <table:table-row>
          <table:table-cell office:value-type="string">
            <text:p text:style-name="P13">08.2014 – 02.2015</text:p>
          </table:table-cell>
          <table:table-cell office:value-type="string">
            <text:p text:style-name="P12">UNIVERSITY OF APPLIED SCIENCES, WORMS</text:p>
            <text:p text:style-name="P12"/>
            <text:p text:style-name="P11">Erasmus Programme</text:p>
          </table:table-cell>
        </table:table-row>
      </table:table>
      <text:p text:style-name="P4"/>
      <text:p text:style-name="P4"/>
      <text:p text:style-name="P4"/>
      <text:p text:style-name="P5">LANGUAGE</text:p>
      <text:p text:style-name="P4"/>
      <text:p text:style-name="P10">English</text:p>
      <text:p text:style-name="P10"/>
      <text:p text:style-name="P10"/>
      <text:p text:style-name="P10"/>
      <text:p text:style-name="P5">TECHNICAL SKILLS</text:p>
      <text:p text:style-name="P4"/>
      <text:p text:style-name="P10">HTML5</text:p>
      <text:p text:style-name="P10">CSS3 / SASS</text:p>
      <text:p text:style-name="P10">JavaScript</text:p>
      <text:p text:style-name="P10">jQuery / React.js</text:p>
      <text:p text:style-name="P10">Gulp / Webpack</text:p>
      <text:p text:style-name="P10">Basic knowledge of Php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ontserrat Light" svg:font-family="'Montserrat Light'" style:font-adornments="Regular" style:font-pitch="variable"/>
    <style:font-face style:name="Montserrat" svg:font-family="Montserra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hmet Burak Erman</meta:initial-creator>
    <meta:creation-date>2018-01-13T20:04:58.72</meta:creation-date>
    <dc:date>2018-01-13T21:17:29.94</dc:date>
    <dc:creator>Mehmet Burak Erman</dc:creator>
    <meta:editing-duration>PT46M19S</meta:editing-duration>
    <meta:editing-cycles>13</meta:editing-cycles>
    <meta:generator>OpenOffice/4.1.5$Win32 OpenOffice.org_project/415m1$Build-9789</meta:generator>
    <meta:document-statistic meta:table-count="2" meta:image-count="0" meta:object-count="0" meta:page-count="2" meta:paragraph-count="31" meta:word-count="70" meta:character-count="496"/>
  </office:meta>
</office:document-meta>
</file>